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Employee Performance Prediction using Machine Learning</text:span></text:h>
      <text:p text:style-name="Horizontal_20_Line"/>
      <text:h text:style-name="Heading_20_3" text:outline-level="3"><text:span text:style-name="Strong_20_Emphasis">Milestone 1: Project Initialization and Planning Phase</text:span></text:h>
      <text:p text:style-name="Text_20_body">The "Project Initialization and Planning Phase" marks the project's outset, defining goals, scope, and stakeholders. This crucial phase establishes project parameters, identifies key team members, allocates resources, and outlines a realistic timeline. It also involves risk assessment and mitigation planning. Successful initiation sets the foundation for a well-organized and efficiently executed machine learning project, ensuring clarity, alignment, and proactive measures for potential challenges.</text:p>
      <text:p text:style-name="Horizontal_20_Line"/>
      <text:h text:style-name="Heading_20_4" text:outline-level="4"><text:span text:style-name="Strong_20_Emphasis">Activity 1: Define Problem Statement</text:span></text:h>
      <text:p text:style-name="Text_20_body"><text:span text:style-name="Strong_20_Emphasis">Problem Statement:</text:span><text:line-break/>An organization faces challenges in predicting employee performance accurately due to reliance on manual evaluations, leading to inefficiencies and potential bias in HR decisions. The project aims to build a machine learning model to predict employee productivity based on historical performance and work-related data.</text:p>
      <text:p text:style-name="Horizontal_20_Line"/>
      <text:h text:style-name="Heading_20_4" text:outline-level="4"><text:span text:style-name="Strong_20_Emphasis">Activity 2: Project Proposal (Proposed Solution)</text:span></text:h>
      <text:p text:style-name="Text_20_body">The proposed project, <text:span text:style-name="Strong_20_Emphasis">"Employee Performance Prediction using ML,"</text:span> aims to leverage machine learning techniques to predict employee productivity. Using a dataset containing features such as department, targeted productivity, overtime, idle time, and incentives, the project seeks to create a predictive model to aid HR teams in improving evaluation efficiency, workforce planning, and overall productivity management.</text:p>
      <text:p text:style-name="Horizontal_20_Line"/>
      <text:h text:style-name="Heading_20_4" text:outline-level="4"><text:span text:style-name="Strong_20_Emphasis">Activity 3: Initial Project Planning</text:span></text:h>
      <text:p text:style-name="Text_20_body">Initial Project Planning involves setting objectives, defining scope, identifying stakeholders, and outlining a workflow for data processing, model training, and deployment. This ensures proper resource allocation and a systematic approach to achieving accurate performance predictions.</text:p>
      <text:p text:style-name="Horizontal_20_Line"/>
      <text:h text:style-name="Heading_20_3" text:outline-level="3"><text:span text:style-name="Strong_20_Emphasis">Milestone 2: Data Collection and Preprocessing Phase</text:span></text:h>
      <text:p text:style-name="Text_20_body">The Data Collection and Preprocessing Phase involves gathering employee productivity data (e.g., from Kaggle HR datasets). It includes data cleaning, encoding categorical variables, handling missing values, and preparing the data for machine learning model development.</text:p>
      <text:list text:style-name="L1">
        <text:list-item>
          <text:p text:style-name="P1"><text:span text:style-name="Strong_20_Emphasis">Activity 1: Data Collection Plan &amp; Raw Data Sources:</text:span><text:line-break/>Dataset sourced from Kaggle HR analytics repository with features like quarter, department, overtime, idle time, etc.</text:p>
        </text:list-item>
        <text:list-item>
          <text:p text:style-name="P1"><text:soft-page-break/><text:span text:style-name="Strong_20_Emphasis">Activity 2: Data Quality Report:</text:span><text:line-break/>Ensuring clean, validated data by addressing missing values, standardizing formats, and checking for outliers.</text:p>
        </text:list-item>
        <text:list-item>
          <text:p text:style-name="P1"><text:span text:style-name="Strong_20_Emphasis">Activity 3: Data Exploration &amp; Preprocessing:</text:span><text:line-break/>EDA performed to identify trends, correlations, and outliers, followed by encoding and scaling for modeling.</text:p>
        </text:list-item>
      </text:list>
      <text:p text:style-name="Horizontal_20_Line"/>
      <text:h text:style-name="Heading_20_3" text:outline-level="3"><text:span text:style-name="Strong_20_Emphasis">Milestone 3: Model Development Phase</text:span></text:h>
      <text:p text:style-name="Text_20_body">This phase involves building machine learning models for performance prediction using selected features. Models include <text:span text:style-name="Strong_20_Emphasis">Linear Regression, Decision Tree, Random Forest, and XGBoost</text:span>, with validation through appropriate metrics like R², RMSE, and MAE.</text:p>
      <text:list text:style-name="L2">
        <text:list-item>
          <text:p text:style-name="P2"><text:span text:style-name="Strong_20_Emphasis">Activity 1: Feature Selection Report:</text:span><text:line-break/>Includes selected features like quarter, department, targeted productivity, overtime, incentive, idle time, etc.</text:p>
        </text:list-item>
        <text:list-item>
          <text:p text:style-name="P2"><text:span text:style-name="Strong_20_Emphasis">Activity 2: Model Selection Report:</text:span><text:line-break/>Compares multiple models based on accuracy and efficiency, finalizing <text:span text:style-name="Strong_20_Emphasis">XGBoost</text:span> as the best-performing model.</text:p>
        </text:list-item>
        <text:list-item>
          <text:p text:style-name="P2"><text:span text:style-name="Strong_20_Emphasis">Activity 3: Model Training and Validation:</text:span><text:line-break/>Splitting the dataset (80:20), training models, and validating results to ensure reliability and accuracy.</text:p>
        </text:list-item>
      </text:list>
      <text:p text:style-name="Horizontal_20_Line"/>
      <text:h text:style-name="Heading_20_3" text:outline-level="3"><text:span text:style-name="Strong_20_Emphasis">Milestone 4: Model Optimization and Tuning Phase</text:span></text:h>
      <text:p text:style-name="Text_20_body">Hyperparameter tuning was performed on <text:span text:style-name="Strong_20_Emphasis">XGBoost</text:span>, improving accuracy from baseline metrics.</text:p>
      <text:list text:style-name="L3">
        <text:list-item>
          <text:p text:style-name="P3">Documented hyperparameter changes (learning rate, n_estimators, max_depth).</text:p>
        </text:list-item>
        <text:list-item>
          <text:p text:style-name="P3">Compared performance metrics before and after optimization.</text:p>
        </text:list-item>
        <text:list-item>
          <text:p text:style-name="P3">Justified XGBoost as the final model due to its superior predictive power.</text:p>
        </text:list-item>
      </text:list>
      <text:p text:style-name="Horizontal_20_Line"/>
      <text:h text:style-name="Heading_20_3" text:outline-level="3"><text:span text:style-name="Strong_20_Emphasis">Milestone 5: Project Files Submission and Documentation</text:span></text:h>
      <text:p text:style-name="Text_20_body">All project files (datasets, code, model files, documentation) were uploaded to GitHub.</text:p>
      <text:p text:style-name="Horizontal_20_Line"/>
      <text:h text:style-name="Heading_20_3" text:outline-level="3"><text:span text:style-name="Strong_20_Emphasis">Milestone 6: Project Demonstration</text:span></text:h>
      <text:p text:style-name="Text_20_body">The final phase includes a recorded video demonstration explaining the dataset, preprocessing, model training, evaluation metrics, web deployment using Flask, and prediction examples.</text:p>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22:16:46.328386407</meta:creation-date>
    <dc:date>2025-07-31T22:17:12.742130900</dc:date>
    <meta:editing-duration>PT27S</meta:editing-duration>
    <meta:editing-cycles>1</meta:editing-cycles>
    <meta:document-statistic meta:table-count="0" meta:image-count="0" meta:object-count="0" meta:page-count="2" meta:paragraph-count="28" meta:word-count="531" meta:character-count="3997" meta:non-whitespace-character-count="3505"/>
    <meta:generator>LibreOffice/24.2.7.2$Linux_X86_64 LibreOffice_project/420$Build-2</meta:generator>
  </office:meta>
</office:document-meta>
</file>